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><office:annotation><dc:creator>GDE</dc:creator><dc:date>2006-10-23T00:00:00</dc:date><text:p>do text- if c1</text:p></office:annotation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19T09:20:48</meta:creation-date>
    <dc:creator>Gaetan Delannay</dc:creator>
    <dc:date>2007-04-10T12:10:41</dc:date>
    <dc:language>fr-BE</dc:language>
    <meta:editing-cycles>6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